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1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uation_Results" table:style-name="ta1">
        <table:shapes>
          <draw:frame draw:z-index="0" draw:style-name="gr1" draw:text-style-name="P1" svg:width="16.005cm" svg:height="9.004cm" svg:x="22.393cm" svg:y="7.252cm">
            <draw:object draw:notify-on-update-of-ranges="Evaluation_Results.M1:Evaluation_Results.O1 Evaluation_Results.M2:Evaluation_Results.O2 Evaluation_Results.Q2:Evaluation_Results.S4 Evaluation_Results.Q2:Evaluation_Results.S4 Evaluation_Results.M3:Evaluation_Results.O3 Evaluation_Results.Q3:Evaluation_Results.S3 Evaluation_Results.Q3:Evaluation_Results.S3 Evaluation_Results.M4:Evaluation_Results.O4 Evaluation_Results.Q4:Evaluation_Results.S4 Evaluation_Results.Q4:Evaluation_Results.S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2841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量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有用性</text:p>
          </table:table-cell>
          <table:table-cell/>
          <table:table-cell office:value-type="string" calcext:value-type="string">
            <text:p>標準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395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平均</text:p>
          </table:table-cell>
          <table:table-cell table:formula="of:=AVERAGE([.I1:.I50])" office:value-type="float" office:value="85.14" calcext:value-type="float">
            <text:p>85.14</text:p>
          </table:table-cell>
          <table:table-cell table:formula="of:=AVERAGE([.J1:.J50])" office:value-type="float" office:value="77.28" calcext:value-type="float">
            <text:p>77.28</text:p>
          </table:table-cell>
          <table:table-cell table:formula="of:=AVERAGE([.K1:.K50])" office:value-type="float" office:value="80.56" calcext:value-type="float">
            <text:p>80.56</text:p>
          </table:table-cell>
          <table:table-cell/>
          <table:table-cell table:formula="of:=STDEV([.I1:.I50])/SQRT(50)" office:value-type="float" office:value="0.14" calcext:value-type="float">
            <text:p>0.14</text:p>
          </table:table-cell>
          <table:table-cell table:formula="of:=STDEV([.J1:.J50])/SQRT(50)" office:value-type="float" office:value="0.356902776448621" calcext:value-type="float">
            <text:p>0.356902776448621</text:p>
          </table:table-cell>
          <table:table-cell table:formula="of:=STDEV([.K1:.K50])/SQRT(50)" office:value-type="float" office:value="0.26366335988707" calcext:value-type="float">
            <text:p>0.26366335988707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4653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I51:.I100])" office:value-type="float" office:value="83" calcext:value-type="float">
            <text:p>83</text:p>
          </table:table-cell>
          <table:table-cell table:formula="of:=AVERAGE([.J51:.J100])" office:value-type="float" office:value="75.28" calcext:value-type="float">
            <text:p>75.28</text:p>
          </table:table-cell>
          <table:table-cell table:formula="of:=AVERAGE([.K51:.K100])" office:value-type="float" office:value="78.74" calcext:value-type="float">
            <text:p>78.74</text:p>
          </table:table-cell>
          <table:table-cell/>
          <table:table-cell table:formula="of:=STDEV([.I51:.I100])/SQRT(50)" office:value-type="float" office:value="0.571428571428571" calcext:value-type="float">
            <text:p>0.571428571428571</text:p>
          </table:table-cell>
          <table:table-cell table:formula="of:=STDEV([.J51:.J100])/SQRT(50)" office:value-type="float" office:value="0.48993127381422" calcext:value-type="float">
            <text:p>0.48993127381422</text:p>
          </table:table-cell>
          <table:table-cell table:formula="of:=STDEV([.K51:.K100])/SQRT(50)" office:value-type="float" office:value="0.526683888463799" calcext:value-type="float">
            <text:p>0.526683888463799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5137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AVERAGE([.I101:.I150])" office:value-type="float" office:value="80.4" calcext:value-type="float">
            <text:p>80.4</text:p>
          </table:table-cell>
          <table:table-cell table:formula="of:=AVERAGE([.J101:.J150])" office:value-type="float" office:value="74.22" calcext:value-type="float">
            <text:p>74.22</text:p>
          </table:table-cell>
          <table:table-cell table:formula="of:=AVERAGE([.K101:.K150])" office:value-type="float" office:value="76.66" calcext:value-type="float">
            <text:p>76.66</text:p>
          </table:table-cell>
          <table:table-cell/>
          <table:table-cell table:formula="of:=STDEV([.I101:.I150])/SQRT(50)" office:value-type="float" office:value="0.767184090405574" calcext:value-type="float">
            <text:p>0.767184090405574</text:p>
          </table:table-cell>
          <table:table-cell table:formula="of:=STDEV([.J101:.J150])/SQRT(50)" office:value-type="float" office:value="0.603587911862836" calcext:value-type="float">
            <text:p>0.603587911862836</text:p>
          </table:table-cell>
          <table:table-cell table:formula="of:=STDEV([.K101:.K150])/SQRT(50)" office:value-type="float" office:value="0.639904329584047" calcext:value-type="float">
            <text:p>0.639904329584047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055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検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191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1:.I50];[.I51:.I100];2;3)" office:value-type="float" office:value="0.000609283339543613" calcext:value-type="float">
            <text:p>0.000609283339543613</text:p>
          </table:table-cell>
          <table:table-cell table:formula="of:=TTEST([.J1:.J50];[.J51:.J100];2;3)" office:value-type="float" office:value="0.00139085046980046" calcext:value-type="float">
            <text:p>0.00139085046980046</text:p>
          </table:table-cell>
          <table:table-cell table:formula="of:=TTEST([.K1:.K50];[.K51:.K100];2;3)" office:value-type="float" office:value="0.00284313068209464" calcext:value-type="float">
            <text:p>0.0028431306820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2306.jso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1:.I50];[.I101:.I150];2;3)" office:value-type="float" office:value="0.000000142522809198776" calcext:value-type="float">
            <text:p>1.42522809198776E-07</text:p>
          </table:table-cell>
          <table:table-cell table:formula="of:=TTEST([.J1:.J50];[.J101:.J150];2;3)" office:value-type="float" office:value="0.0000380262247274628" calcext:value-type="float">
            <text:p>3.80262247274628E-05</text:p>
          </table:table-cell>
          <table:table-cell table:formula="of:=TTEST([.K1:.K50];[.K101:.K150];2;3)" office:value-type="float" office:value="0.000000403667744917139" calcext:value-type="float">
            <text:p>4.03667744917139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2649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51:.I100];[.I101:.I150];2;3)" office:value-type="float" office:value="0.00787137267594346" calcext:value-type="float">
            <text:p>0.00787137267594346</text:p>
          </table:table-cell>
          <table:table-cell table:formula="of:=TTEST([.J51:.J100];[.J101:.J150];2;3)" office:value-type="float" office:value="0.175974827062671" calcext:value-type="float">
            <text:p>0.175974827062671</text:p>
          </table:table-cell>
          <table:table-cell table:formula="of:=TTEST([.K51:.K100];[.K101:.K150];2;3)" office:value-type="float" office:value="0.0137834658933564" calcext:value-type="float">
            <text:p>0.013783465893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4459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5847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補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4754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M6]*9" office:value-type="float" office:value="0.00548355005589251" calcext:value-type="float">
            <text:p>0.00548355005589251</text:p>
          </table:table-cell>
          <table:table-cell table:formula="of:=[.N6]*9" office:value-type="float" office:value="0.0125176542282042" calcext:value-type="float">
            <text:p>0.0125176542282042</text:p>
          </table:table-cell>
          <table:table-cell table:formula="of:=[.O6]*9" office:value-type="float" office:value="0.0255881761388518" calcext:value-type="float">
            <text:p>0.0255881761388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5323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7]*9" office:value-type="float" office:value="0.00000128270528278898" calcext:value-type="float">
            <text:p>1.28270528278898E-06</text:p>
          </table:table-cell>
          <table:table-cell table:formula="of:=[.N7]*9" office:value-type="float" office:value="0.000342236022547165" calcext:value-type="float">
            <text:p>0.000342236022547165</text:p>
          </table:table-cell>
          <table:table-cell table:formula="of:=[.O7]*9" office:value-type="float" office:value="0.00000363300970425425" calcext:value-type="float">
            <text:p>3.63300970425425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58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8]*9" office:value-type="float" office:value="0.0708423540834911" calcext:value-type="float">
            <text:p>0.0708423540834911</text:p>
          </table:table-cell>
          <table:table-cell table:formula="of:=[.N8]*9" office:value-type="float" office:value="1.58377344356404" calcext:value-type="float">
            <text:p>1.58377344356404</text:p>
          </table:table-cell>
          <table:table-cell table:formula="of:=[.O8]*9" office:value-type="float" office:value="0.124051193040207" calcext:value-type="float">
            <text:p>0.12405119304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0855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1922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3306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354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385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01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1316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590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075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0846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2325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344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441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46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5443.json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161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2301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101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225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210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3644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5034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58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0307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120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2927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414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2148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341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364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491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022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0908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1522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274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4247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555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4585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501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05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51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742.json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220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814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229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819.json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133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45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012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529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006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201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74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41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617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23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708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154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71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13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417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73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435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9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127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74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101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543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2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5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91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1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95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301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649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2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806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95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71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90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35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614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338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70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3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71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315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04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73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24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64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40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51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05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432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03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516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734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435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9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208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414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129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63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854.json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44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925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406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85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300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60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93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642.json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041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401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94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329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73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43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651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108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331.json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15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5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9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44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0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131.json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905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210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527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84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50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85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535.json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921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444.jso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Evaluation_Results.A1:Evaluation_Results.K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22:18:42.383583019</dc:date>
    <meta:editing-duration>PT5M38S</meta:editing-duration>
    <meta:editing-cycles>1</meta:editing-cycles>
    <meta:document-statistic meta:table-count="1" meta:cell-count="169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valuation_Results.Q2:Evaluation_Results.S4" chart:error-lower-range="Evaluation_Results.Q2:Evaluation_Results.S4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valuation_Results.Q2:Evaluation_Results.S4" chart:error-lower-range="Evaluation_Results.Q2:Evaluation_Results.S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valuation_Results.Q3:Evaluation_Results.S3" chart:error-lower-range="Evaluation_Results.Q3:Evaluation_Results.S3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valuation_Results.Q3:Evaluation_Results.S3" chart:error-lower-range="Evaluation_Results.Q3:Evaluation_Results.S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valuation_Results.Q4:Evaluation_Results.S4" chart:error-lower-range="Evaluation_Results.Q4:Evaluation_Results.S4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valuation_Results.Q4:Evaluation_Results.S4" chart:error-lower-range="Evaluation_Results.Q4:Evaluation_Results.S4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4.569cm" svg:y="3.546cm" style:legend-expansion="high" chart:style-name="ch2"/>
        <chart:plot-area chart:style-name="ch3" table:cell-range-address="Evaluation_Results.M1:Evaluation_Results.O4" chart:data-source-has-labels="row" svg:x="0.32cm" svg:y="0.18cm" svg:width="13.929cm" svg:height="8.645cm">
          <chart:coordinate-region svg:x="0.941cm" svg:y="0.38cm" svg:width="13.308cm" svg:height="7.693cm"/>
          <chart:axis chart:dimension="x" chart:name="primary-x" chart:style-name="ch4" chartooo:axis-type="auto">
            <chartooo:date-scale/>
            <chart:categories table:cell-range-address="Evaluation_Results.M1:Evaluation_Results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_Results.M2:Evaluation_Results.O2" chart:class="chart:bar">
            <chart:error-indicator chart:style-name="ch8" chart:dimension="y"/>
            <chart:data-point chart:repeated="3"/>
          </chart:series>
          <chart:series chart:style-name="ch9" chart:values-cell-range-address="Evaluation_Results.M3:Evaluation_Results.O3" chart:class="chart:bar">
            <chart:error-indicator chart:style-name="ch10" chart:dimension="y"/>
            <chart:data-point chart:repeated="3"/>
          </chart:series>
          <chart:series chart:style-name="ch11" chart:values-cell-range-address="Evaluation_Results.M4:Evaluation_Results.O4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量</text:p>
                <draw:g>
                  <svg:desc>Evaluation_Results.M1:Evaluation_Results.O1</svg:desc>
                </draw:g>
              </table:table-cell>
              <table:table-cell office:value-type="string">
                <text:p>質</text:p>
              </table:table-cell>
              <table:table-cell office:value-type="string">
                <text:p>有用性</text:p>
              </table:table-cell>
            </table:table-row>
          </table:table-header-rows>
          <table:table-rows>
            <table:table-row>
              <table:table-cell office:value-type="string">
                <text:p>行 2</text:p>
                <draw:g>
                  <svg:desc/>
                </draw:g>
              </table:table-cell>
              <table:table-cell office:value-type="float" office:value="85.14">
                <text:p>85.14</text:p>
                <draw:g>
                  <svg:desc>Evaluation_Results.M2:Evaluation_Results.O2</svg:desc>
                </draw:g>
              </table:table-cell>
              <table:table-cell office:value-type="float" office:value="77.28">
                <text:p>77.2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4">
                <text:p>0.14</text:p>
                <draw:g>
                  <svg:desc>Evaluation_Results.Q2:Evaluation_Results.S4</svg:desc>
                </draw:g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67184090405574">
                <text:p>0.767184090405574</text:p>
              </table:table-cell>
              <table:table-cell office:value-type="float" office:value="0.356902776448621">
                <text:p>0.356902776448621</text:p>
              </table:table-cell>
              <table:table-cell office:value-type="float" office:value="0.48993127381422">
                <text:p>0.48993127381422</text:p>
              </table:table-cell>
              <table:table-cell office:value-type="float" office:value="0.603587911862836">
                <text:p>0.603587911862836</text:p>
              </table:table-cell>
              <table:table-cell office:value-type="float" office:value="0.26366335988707">
                <text:p>0.26366335988707</text:p>
              </table:table-cell>
              <table:table-cell office:value-type="float" office:value="0.526683888463799">
                <text:p>0.526683888463799</text:p>
              </table:table-cell>
              <table:table-cell office:value-type="float" office:value="0.639904329584047">
                <text:p>0.63990432958404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4">
                <text:p>0.14</text:p>
                <draw:g>
                  <svg:desc>Evaluation_Results.Q2:Evaluation_Results.S4</svg:desc>
                </draw:g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67184090405574">
                <text:p>0.767184090405574</text:p>
              </table:table-cell>
              <table:table-cell office:value-type="float" office:value="0.356902776448621">
                <text:p>0.356902776448621</text:p>
              </table:table-cell>
              <table:table-cell office:value-type="float" office:value="0.48993127381422">
                <text:p>0.48993127381422</text:p>
              </table:table-cell>
              <table:table-cell office:value-type="float" office:value="0.603587911862836">
                <text:p>0.603587911862836</text:p>
              </table:table-cell>
              <table:table-cell office:value-type="float" office:value="0.26366335988707">
                <text:p>0.26366335988707</text:p>
              </table:table-cell>
              <table:table-cell office:value-type="float" office:value="0.526683888463799">
                <text:p>0.526683888463799</text:p>
              </table:table-cell>
              <table:table-cell office:value-type="float" office:value="0.639904329584047">
                <text:p>0.639904329584047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83">
                <text:p>83</text:p>
                <draw:g>
                  <svg:desc>Evaluation_Results.M3:Evaluation_Results.O3</svg:desc>
                </draw:g>
              </table:table-cell>
              <table:table-cell office:value-type="float" office:value="75.28">
                <text:p>75.28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0.571428571428571">
                <text:p>0.571428571428571</text:p>
                <draw:g>
                  <svg:desc>Evaluation_Results.Q3:Evaluation_Results.S3</svg:desc>
                </draw:g>
              </table:table-cell>
              <table:table-cell office:value-type="float" office:value="0.48993127381422">
                <text:p>0.48993127381422</text:p>
              </table:table-cell>
              <table:table-cell office:value-type="float" office:value="0.526683888463799">
                <text:p>0.526683888463799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0.571428571428571">
                <text:p>0.571428571428571</text:p>
                <draw:g>
                  <svg:desc>Evaluation_Results.Q3:Evaluation_Results.S3</svg:desc>
                </draw:g>
              </table:table-cell>
              <table:table-cell office:value-type="float" office:value="0.48993127381422">
                <text:p>0.48993127381422</text:p>
              </table:table-cell>
              <table:table-cell office:value-type="float" office:value="0.526683888463799">
                <text:p>0.526683888463799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80.4">
                <text:p>80.4</text:p>
                <draw:g>
                  <svg:desc>Evaluation_Results.M4:Evaluation_Results.O4</svg:desc>
                </draw:g>
              </table:table-cell>
              <table:table-cell office:value-type="float" office:value="74.22">
                <text:p>74.22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0.767184090405574">
                <text:p>0.767184090405574</text:p>
                <draw:g>
                  <svg:desc>Evaluation_Results.Q4:Evaluation_Results.S4</svg:desc>
                </draw:g>
              </table:table-cell>
              <table:table-cell office:value-type="float" office:value="0.603587911862836">
                <text:p>0.603587911862836</text:p>
              </table:table-cell>
              <table:table-cell office:value-type="float" office:value="0.639904329584047">
                <text:p>0.639904329584047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0.767184090405574">
                <text:p>0.767184090405574</text:p>
                <draw:g>
                  <svg:desc>Evaluation_Results.Q4:Evaluation_Results.S4</svg:desc>
                </draw:g>
              </table:table-cell>
              <table:table-cell office:value-type="float" office:value="0.603587911862836">
                <text:p>0.603587911862836</text:p>
              </table:table-cell>
              <table:table-cell office:value-type="float" office:value="0.639904329584047">
                <text:p>0.639904329584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